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Function2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Function2.LogFunctio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Function2.execute( SampleResult previousResult , Sampler currentSamp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gFunction2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unction2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